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96000000A039DDBDE4F693DCB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ohit Devanagari" svg:font-family="'Lohit Devanagari'" style:font-pitch="variable"/>
    <style:font-face style:name="SimSun" svg:font-family="SimSun, 宋体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Ecofont Vera Sans" svg:font-family="'Ecofont Vera Sans', 'Malgun Gothic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6.8674in" fo:margin-left="-0.075in" style:page-number="auto" table:align="left" style:writing-mode="lr-tb"/>
    </style:style>
    <style:style style:name="Table1.A" style:family="table-column">
      <style:table-column-properties style:column-width="2.9854in"/>
    </style:style>
    <style:style style:name="Table1.B" style:family="table-column">
      <style:table-column-properties style:column-width="3.8819in"/>
    </style:style>
    <style:style style:name="Table1.1" style:family="table-row">
      <style:table-row-properties style:min-row-height="0.1882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Header">
      <style:paragraph-properties fo:text-align="center" style:justify-single-word="false"/>
      <style:text-properties fo:language="en" fo:country="US" style:language-asian="en" style:country-asian="US"/>
    </style:style>
    <style:style style:name="P2" style:family="paragraph" style:parent-style-name="Header">
      <style:paragraph-properties fo:text-align="center" style:justify-single-word="false"/>
      <style:text-properties style:font-name="Ecofont Vera Sans" fo:font-size="9pt" style:font-size-asian="9pt" style:font-name-complex="Ecofont Vera Sans" style:font-size-complex="9pt"/>
    </style:style>
    <style:style style:name="P3" style:family="paragraph" style:parent-style-name="Standard">
      <style:paragraph-properties>
        <style:tab-stops>
          <style:tab-stop style:position="1.8752in"/>
          <style:tab-stop style:position="3.3839in" style:type="center"/>
        </style:tab-stops>
      </style:paragraph-properties>
      <style:text-properties style:font-name="Ecofont Vera Sans" fo:font-size="9pt" fo:font-weight="bold" style:font-size-asian="9pt" style:font-weight-asian="bold" style:font-name-complex="Ecofont Vera Sans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Ecofont Vera Sans" fo:font-size="9pt" style:font-size-asian="9pt" style:font-name-complex="Ecofont Vera Sans" style:font-size-complex="9pt"/>
    </style:style>
    <style:style style:name="P5" style:family="paragraph" style:parent-style-name="Header">
      <style:paragraph-properties fo:text-align="center" style:justify-single-word="false" fo:padding-left="0in" fo:padding-right="0in" fo:padding-top="0in" fo:padding-bottom="0.0138in" fo:border-left="none" fo:border-right="none" fo:border-top="none" fo:border-bottom="0.51pt solid #000000"/>
    </style:style>
    <style:style style:name="P6" style:family="paragraph" style:parent-style-name="Footer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>
        <style:tab-stops>
          <style:tab-stop style:position="2.9528in" style:type="center"/>
          <style:tab-stop style:position="3.1492in" style:type="center"/>
          <style:tab-stop style:position="5.9055in" style:type="right"/>
          <style:tab-stop style:position="6.2992in" style:type="right"/>
        </style:tab-stops>
      </style:paragraph-properties>
      <style:text-properties style:font-name="Ecofont Vera Sans" fo:font-size="9pt" style:font-size-asian="9pt" style:font-name-complex="Ecofont Vera Sans" style:font-size-complex="9pt"/>
    </style:style>
    <style:style style:name="P7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000000" fo:border-bottom="none">
        <style:tab-stops>
          <style:tab-stop style:position="2.9528in" style:type="center"/>
          <style:tab-stop style:position="3.1492in" style:type="center"/>
          <style:tab-stop style:position="5.9055in" style:type="right"/>
          <style:tab-stop style:position="6.2992in" style:type="right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paragraph-properties fo:margin-top="0.0417in" fo:margin-bottom="0in" loext:contextual-spacing="true"/>
      <style:text-properties style:font-name="Ecofont Vera Sans" fo:font-size="11pt" fo:font-weight="bold" style:font-size-asian="11pt" style:font-weight-asian="bold" style:font-name-complex="Ecofont Vera Sans" style:font-size-complex="11pt"/>
    </style:style>
    <style:style style:name="P9" style:family="paragraph" style:parent-style-name="Standard">
      <style:paragraph-properties fo:margin-top="0.0417in" fo:margin-bottom="0in" loext:contextual-spacing="true" style:snap-to-layout-grid="false"/>
      <style:text-properties style:font-name="Ecofont Vera Sans" fo:font-size="11pt" fo:font-weight="bold" style:font-size-asian="11pt" style:language-asian="en" style:country-asian="US" style:font-weight-asian="bold" style:font-name-complex="Ecofont Vera Sans" style:font-size-complex="11pt"/>
    </style:style>
    <style:style style:name="P10" style:family="paragraph" style:parent-style-name="Standard">
      <style:paragraph-properties fo:margin-top="0.0417in" fo:margin-bottom="0in" loext:contextual-spacing="true" fo:text-align="end" style:justify-single-word="false"/>
      <style:text-properties style:font-name="Ecofont Vera Sans" fo:font-size="11pt" style:font-name-asian="Ecofont Vera Sans" style:font-size-asian="11pt" style:font-name-complex="Ecofont Vera Sans" style:font-size-complex="11pt"/>
    </style:style>
    <style:style style:name="P11" style:family="paragraph" style:parent-style-name="Standard">
      <style:paragraph-properties fo:margin-top="0.0417in" fo:margin-bottom="0in" loext:contextual-spacing="true" fo:text-align="end" style:justify-single-word="false"/>
      <style:text-properties style:font-name="Ecofont Vera Sans" fo:font-size="11pt" style:font-size-asian="11pt" style:font-name-complex="Ecofont Vera Sans" style:font-size-complex="11pt"/>
    </style:style>
    <style:style style:name="P12" style:family="paragraph" style:parent-style-name="Standard">
      <style:paragraph-properties fo:margin-top="0in" fo:margin-bottom="0in" loext:contextual-spacing="true" fo:line-height="150%" fo:text-align="justify" style:justify-single-word="false"/>
    </style:style>
    <style:style style:name="P13" style:family="paragraph" style:parent-style-name="Standard">
      <style:paragraph-properties fo:margin-top="0in" fo:margin-bottom="0in" loext:contextual-spacing="true" fo:line-height="150%" fo:text-align="justify" style:justify-single-word="false"/>
      <style:text-properties style:font-name="Ecofont Vera Sans" fo:font-size="11pt" style:font-size-asian="11pt" style:font-name-complex="Ecofont Vera Sans" style:font-size-complex="11pt"/>
    </style:style>
    <style:style style:name="P14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.4925in" style:auto-text-indent="false"/>
    </style:style>
    <style:style style:name="P15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.4925in" style:auto-text-indent="false"/>
      <style:text-properties officeooo:paragraph-rsid="00273f7e"/>
    </style:style>
    <style:style style:name="P16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.7874in" style:auto-text-indent="false"/>
      <style:text-properties style:font-name="Ecofont Vera Sans" fo:font-size="11pt" style:font-size-asian="11pt" style:font-name-complex="Ecofont Vera Sans" style:font-size-complex="11pt"/>
    </style:style>
    <style:style style:name="P17" style:family="paragraph" style:parent-style-name="Standard">
      <style:paragraph-properties fo:margin-left="0in" fo:margin-right="0in" fo:margin-top="0in" fo:margin-bottom="0in" loext:contextual-spacing="true" fo:line-height="150%" fo:text-align="center" style:justify-single-word="false" fo:text-indent="0.7874in" style:auto-text-indent="false"/>
      <style:text-properties style:font-name="Ecofont Vera Sans" fo:font-size="11pt" style:font-size-asian="11pt" style:font-name-complex="Ecofont Vera Sans" style:font-size-complex="11pt"/>
    </style:style>
    <style:style style:name="P18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.7874in" style:auto-text-indent="false"/>
      <style:text-properties style:font-name="Ecofont Vera Sans" fo:font-size="11pt" style:font-size-asian="11pt" style:font-name-complex="Ecofont Vera Sans" style:font-size-complex="11pt"/>
    </style:style>
    <style:style style:name="P19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.7874in" style:auto-text-indent="false"/>
      <style:text-properties style:font-name="Ecofont Vera Sans" fo:font-size="11pt" officeooo:paragraph-rsid="0019b4d7" style:font-size-asian="11pt" style:font-name-complex="Ecofont Vera Sans" style:font-size-complex="11pt"/>
    </style:style>
    <style:style style:name="P20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.7874in" style:auto-text-indent="false"/>
      <style:text-properties style:font-name="Ecofont Vera Sans" fo:font-size="11pt" officeooo:rsid="0019b4d7" officeooo:paragraph-rsid="0019b4d7" style:font-size-asian="11pt" style:font-name-complex="Ecofont Vera Sans" style:font-size-complex="11pt"/>
    </style:style>
    <style:style style:name="T1" style:family="text">
      <style:text-properties style:font-name="Ecofont Vera Sans" fo:font-size="9pt" style:font-size-asian="9pt" style:font-name-complex="Ecofont Vera Sans" style:font-size-complex="9pt"/>
    </style:style>
    <style:style style:name="T2" style:family="text">
      <style:text-properties style:font-name="Ecofont Vera Sans" fo:font-size="9pt" fo:font-weight="bold" style:font-size-asian="9pt" style:font-weight-asian="bold" style:font-name-complex="Ecofont Vera Sans" style:font-size-complex="9pt"/>
    </style:style>
    <style:style style:name="T3" style:family="text">
      <style:text-properties style:font-name="Ecofont Vera Sans" fo:font-size="11pt" style:font-size-asian="11pt" style:font-name-complex="Ecofont Vera Sans" style:font-size-complex="11pt"/>
    </style:style>
    <style:style style:name="T4" style:family="text">
      <style:text-properties style:font-name="Ecofont Vera Sans" fo:font-size="11pt" officeooo:rsid="0019675d" style:font-size-asian="11pt" style:font-name-complex="Ecofont Vera Sans" style:font-size-complex="11pt"/>
    </style:style>
    <style:style style:name="T5" style:family="text">
      <style:text-properties style:font-name="Ecofont Vera Sans" fo:font-size="11pt" officeooo:rsid="0019b4d7" style:font-size-asian="11pt" style:font-name-complex="Ecofont Vera Sans" style:font-size-complex="11pt"/>
    </style:style>
    <style:style style:name="T6" style:family="text">
      <style:text-properties style:font-name="Ecofont Vera Sans" fo:font-size="11pt" officeooo:rsid="001b3a37" style:font-size-asian="11pt" style:font-name-complex="Ecofont Vera Sans" style:font-size-complex="11pt"/>
    </style:style>
    <style:style style:name="T7" style:family="text">
      <style:text-properties style:font-name="Ecofont Vera Sans" fo:font-size="11pt" officeooo:rsid="001d23de" style:font-size-asian="11pt" style:font-name-complex="Ecofont Vera Sans" style:font-size-complex="11pt"/>
    </style:style>
    <style:style style:name="T8" style:family="text">
      <style:text-properties style:font-name="Ecofont Vera Sans" fo:font-size="11pt" officeooo:rsid="001ec191" style:font-size-asian="11pt" style:font-name-complex="Ecofont Vera Sans" style:font-size-complex="11pt"/>
    </style:style>
    <style:style style:name="T9" style:family="text">
      <style:text-properties style:font-name="Ecofont Vera Sans" fo:font-size="11pt" officeooo:rsid="0025c024" style:font-size-asian="11pt" style:font-name-complex="Ecofont Vera Sans" style:font-size-complex="11pt"/>
    </style:style>
    <style:style style:name="T10" style:family="text">
      <style:text-properties style:font-name="Ecofont Vera Sans" fo:font-size="11pt" officeooo:rsid="00273f7e" style:font-size-asian="11pt" style:font-name-complex="Ecofont Vera Sans" style:font-size-complex="11pt"/>
    </style:style>
    <style:style style:name="T11" style:family="text">
      <style:text-properties style:font-name="Ecofont Vera Sans" fo:font-size="11pt" officeooo:rsid="0027b5f2" style:font-size-asian="11pt" style:font-name-complex="Ecofont Vera Sans" style:font-size-complex="11pt"/>
    </style:style>
    <style:style style:name="T12" style:family="text">
      <style:text-properties style:font-name="Ecofont Vera Sans" fo:font-size="11pt" fo:font-weight="bold" officeooo:rsid="002678a6" style:font-size-asian="11pt" style:font-weight-asian="bold" style:font-name-complex="Ecofont Vera Sans" style:font-size-complex="11pt"/>
    </style:style>
    <style:style style:name="T13" style:family="text">
      <style:text-properties style:font-name="Ecofont Vera Sans" fo:font-size="11pt" fo:font-weight="bold" officeooo:rsid="00273f7e" style:font-size-asian="11pt" style:font-weight-asian="bold" style:font-name-complex="Ecofont Vera Sans" style:font-size-complex="11pt"/>
    </style:style>
    <style:style style:name="T14" style:family="text">
      <style:text-properties style:font-name="Ecofont Vera Sans" fo:font-size="11pt" fo:font-weight="normal" officeooo:rsid="00273f7e" style:font-size-asian="11pt" style:font-weight-asian="normal" style:font-name-complex="Ecofont Vera Sans" style:font-size-complex="11pt" style:font-weight-complex="normal"/>
    </style:style>
    <style:style style:name="T15" style:family="text">
      <style:text-properties officeooo:rsid="002678a6"/>
    </style:style>
    <style:style style:name="T16" style:family="text">
      <style:text-properties officeooo:rsid="00273f7e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100%" draw:fill="solid" draw:fill-color="#ffffff" draw:opacit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DECLARAÇÃO</text:p>
          </table:table-cell>
          <table:table-cell table:style-name="Table1.A1" office:value-type="string">
            <text:p text:style-name="P10"><text:s text:c="15"/>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1">Blumenau, ___ de ___________<text:span text:style-name="T15"> </text:span>de _______</text:p>
          </table:table-cell>
        </table:table-row>
      </table:table>
      <text:p text:style-name="P12"/>
      <text:p text:style-name="P13"/>
      <text:p text:style-name="P13"/>
      <text:p text:style-name="P13"/>
      <text:p text:style-name="P13"/>
      <text:p text:style-name="P15"><text:span text:style-name="T3">Declaro para os devidos fins que </text:span><text:span text:style-name="T12">_______________________________________________, </text:span><text:span text:style-name="T14">CPF </text:span><text:span text:style-name="T13">___________________________</text:span><text:span text:style-name="T3"> </text:span><text:span text:style-name="T4">assistiu </text:span><text:span text:style-name="T6">a</text:span><text:span text:style-name="T4"> defesa de trabalho de conclusão </text:span><text:span text:style-name="T8">de curso </text:span><text:span text:style-name="T4">titulad</text:span><text:span text:style-name="T10">a</text:span><text:span text:style-name="T4"> _________________________________________________________________________ </text:span><text:span text:style-name="T11">na data de </text:span><text:span text:style-name="T10">___</text:span><text:span text:style-name="T11">_ / _____/ ________</text:span><text:span text:style-name="T5">, </text:span><text:span text:style-name="T6">das ________ às ________. </text:span><text:span text:style-name="T10">Es</text:span><text:span text:style-name="T11">t</text:span><text:span text:style-name="T10">e trabalho é</text:span><text:span text:style-name="T6"> </text:span><text:span text:style-name="T7">de autoria d</text:span><text:span text:style-name="T5">o aluno ____________________________________</text:span><text:span text:style-name="T10">, aluno do curso superior de </text:span><text:span text:style-name="T11">T</text:span><text:span text:style-name="T10">ecnologia em </text:span><text:span text:style-name="T11">A</text:span><text:span text:style-name="T10">nálise e </text:span><text:span text:style-name="T11">D</text:span><text:span text:style-name="T10">esenvolvimento de </text:span><text:span text:style-name="T11">S</text:span><text:span text:style-name="T10">istemas desta instituição</text:span><text:span text:style-name="T3">.</text:span></text:p>
      <text:p text:style-name="P14"/>
      <text:p text:style-name="P13"/>
      <text:p text:style-name="P16">Atenciosamente,</text:p>
      <text:p text:style-name="P16"/>
      <text:p text:style-name="P16"/>
      <text:p text:style-name="P16"/>
      <text:p text:style-name="P16"/>
      <text:p text:style-name="P17">_________________________________________</text:p>
      <text:p text:style-name="P17"/>
      <text:p text:style-name="P18">Prof. Hylson Vescovi Netto</text:p>
      <text:p text:style-name="P18"/>
      <text:p text:style-name="P19">Coordenador do Curso Superior em </text:p>
      <text:p text:style-name="P19">Análise e Desenvolvimento de Sistemas</text:p>
      <text:p text:style-name="P20">Portaria 042/2017 de 14/02/2017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ohit Devanagari" svg:font-family="'Lohit Devanagari'" style:font-pitch="variable"/>
    <style:font-face style:name="SimSun" svg:font-family="SimSun, 宋体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Ecofont Vera Sans" svg:font-family="'Ecofont Vera Sans', 'Malgun Gothic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" style:font-family-asian="'WenQuanYi Micro Hei'" style:font-pitch-asian="variable" style:font-size-asian="14pt" style:font-name-complex="Lohit Devanagari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Text_20_body" style:default-outline-level="1" style:list-style-name="WW8Num1" style:class="text">
      <style:paragraph-properties fo:margin-top="0.1945in" fo:margin-bottom="0.1945in" loext:contextual-spacing="false" fo:orphans="2" fo:widows="2" fo:hyphenation-ladder-count="no-limit"/>
      <style:text-properties fo:font-size="24pt" fo:font-weight="bold" style:letter-kerning="true" style:font-size-asian="24pt" style:font-weight-asian="bold" fo:hyphenate="tru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, 宋体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Legenda3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</style:style>
    <style:style style:name="Título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, 宋体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Legenda2" style:family="paragraph" style:parent-style-name="Standard">
      <style:paragraph-properties fo:margin-top="0.0835in" fo:margin-bottom="0.0835in" loext:contextual-spacing="false" text:number-lines="false" text:line-number="0"/>
      <style:text-properties fo:font-style="italic" style:font-style-asian="italic"/>
    </style:style>
    <style:style style:name="Capítulo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language="none" fo:country="none"/>
    </style:style>
    <style:style style:name="Conteúdo_20_da_20_tabela" style:display-name="Conteúdo da tabela" style:family="paragraph" style:parent-style-name="Text_20_body">
      <style:paragraph-properties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Legenda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/>
    </style:style>
    <style:style style:name="Conteúdo_20_do_20_quadro" style:display-name="Conteúdo do quadro" style:family="paragraph" style:parent-style-name="Text_20_body"/>
    <style:style style:name="WW-Conteúdo_20_da_20_Tabela" style:display-name="WW-Conteúdo da Tabela" style:family="paragraph" style:parent-style-name="Text_20_body">
      <style:paragraph-properties text:number-lines="false" text:line-number="0"/>
    </style:style>
    <style:style style:name="WW-Título_20_da_20_Tabela" style:display-name="WW-Título da Tabela" style:family="paragraph" style:parent-style-name="WW-Conteúdo_20_da_20_Tabela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WW-Legenda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/>
    </style:style>
    <style:style style:name="WW-Conteúdo_20_do_20_quadro" style:display-name="WW-Conteúdo do quadro" style:family="paragraph" style:parent-style-name="Text_20_body"/>
    <style:style style:name="WW-Índice" style:family="paragraph" style:parent-style-name="Standard">
      <style:paragraph-properties text:number-lines="false" text:line-number="0"/>
    </style:style>
    <style:style style:name="WW-Padrão" style:family="paragraph">
      <style:paragraph-properties fo:orphans="2" fo:widows="2" fo:hyphenation-ladder-count="no-limit" style:text-autospace="none" style:punctuation-wrap="simple" style:vertical-align="baseline"/>
      <style:text-properties style:use-window-font-color="true" style:font-name="Times New Roman" fo:font-family="'Times New Roman'" style:font-family-generic="roman" style:font-pitch="variable" fo:font-size="12pt" fo:language="pt" fo:country="BR" style:font-name-asian="Arial" style:font-family-asian="Arial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/>
    </style:style>
    <style:style style:name="Lista_20_Colorida_20_-_20_Ênfase_20_1" style:display-name="Lista Colorida - Ênfase 1" style:family="paragraph" style:parent-style-name="Standard">
      <style:paragraph-properties fo:margin-left="0.5in" fo:margin-right="0in" fo:margin-top="0in" fo:margin-bottom="0.139in" loext:contextual-spacing="false" fo:line-height="115%" fo:orphans="2" fo:widows="2" fo:hyphenation-ladder-count="no-limit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fo:hyphenate="true" fo:hyphenation-remain-char-count="2" fo:hyphenation-push-char-count="2"/>
    </style:style>
    <style:style style:name="WW-Conteúdo_20_da_20_Tabela111" style:display-name="WW-Conteúdo da Tabela111" style:family="paragraph" style:parent-style-name="Text_20_body">
      <style:paragraph-properties text:number-lines="false" text:line-number="0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 fo:orphans="2" fo:widows="2" fo:hyphenation-ladder-count="no-limit"/>
      <style:text-properties fo:hyphenate="true" fo:hyphenation-remain-char-count="2" fo:hyphenation-push-char-count="2"/>
    </style:style>
    <style:style style:name="Parte_20_superior-z_20_do_20_formulário" style:display-name="Parte superior-z do formulário" style:family="paragraph" style:parent-style-name="Standard" style:next-style-name="Standard">
      <style:paragraph-properties fo:text-align="center" style:justify-single-word="false" fo:orphans="2" fo:widows="2" fo:hyphenation-ladder-count="no-limit" fo:padding-left="0in" fo:padding-right="0in" fo:padding-top="0in" fo:padding-bottom="0.0138in" fo:border-left="none" fo:border-right="none" fo:border-top="none" fo:border-bottom="0.51pt solid #000000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text:display="none" fo:hyphenate="true" fo:hyphenation-remain-char-count="2" fo:hyphenation-push-char-count="2"/>
    </style:style>
    <style:style style:name="Parte_20_inferior_20_do_20_formulário" style:display-name="Parte inferior do formulário" style:family="paragraph" style:parent-style-name="Standard" style:next-style-name="Standard">
      <style:paragraph-properties fo:text-align="center" style:justify-single-word="false" fo:orphans="2" fo:widows="2" fo:hyphenation-ladder-count="no-limit" fo:padding-left="0in" fo:padding-right="0in" fo:padding-top="0.0138in" fo:padding-bottom="0in" fo:border-left="none" fo:border-right="none" fo:border-top="0.51pt solid #000000" fo:border-bottom="none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text:display="none" fo:hyphenate="true" fo:hyphenation-remain-char-count="2" fo:hyphenation-push-char-count="2"/>
    </style:style>
    <style:style style:name="Recuo_20_de_20_corpo_20_de_20_texto_20_21" style:display-name="Recuo de corpo de texto 21" style:family="paragraph" style:parent-style-name="Standard">
      <style:paragraph-properties fo:margin-left="0.1965in" fo:margin-right="0in" fo:margin-top="0in" fo:margin-bottom="0.0835in" loext:contextual-spacing="false" fo:line-height="200%" fo:orphans="2" fo:widows="2" fo:hyphenation-ladder-count="no-limit" fo:text-indent="0in" style:auto-text-indent="false" style:text-autospace="ideograph-alpha" style:punctuation-wrap="hanging" style:vertical-align="auto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true" fo:hyphenation-remain-char-count="2" fo:hyphenation-push-char-count="2"/>
    </style:style>
    <style:style style:name="Conteúdo_20_de_20_quadro" style:display-name="Conteúdo de quadro" style:family="paragraph" style:parent-style-name="Text_20_body"/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e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é-formatação_20_HTML" style:display-name="Pré-formatação HTML" style:family="paragraph" style:parent-style-name="Standard">
      <style:paragraph-properties fo:orphans="2" fo:widows="2" fo:hyphenation-ladder-count="no-limit" style:text-autospace="ideograph-alpha" style:punctuation-wrap="hanging" style:vertical-align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fo:language="none" fo:country="none" style:font-size-asian="10pt" style:font-name-complex="Courier New" style:font-family-complex="'Courier New'" style:font-family-generic-complex="modern" fo:hyphenate="true" fo:hyphenation-remain-char-count="2" fo:hyphenation-push-char-count="2"/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  <style:text-properties fo:language="none" fo:country="none"/>
    </style:style>
    <style:style style:name="Corpo_20_de_20_texto_20_2" style:display-name="Corpo de texto 2" style:family="paragraph" style:parent-style-name="Standard">
      <style:paragraph-properties fo:margin-top="0in" fo:margin-bottom="0.0835in" loext:contextual-spacing="false" fo:line-height="200%"/>
      <style:text-properties fo:language="none" fo:country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Absatz-Standardschriftart" style:family="text"/>
    <style:style style:name="Fonte_20_parág._20_padrão2" style:display-name="Fonte parág. padrão2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Fonte_20_parág._20_padrão1" style:display-name="Fonte parág. padrão1" style:family="text"/>
    <style:style style:name="WW-Absatz-Standardschriftart1111" style:family="text"/>
    <style:style style:name="WW-Absatz-Standardschriftart11111" style:family="text"/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Fonte_20_parág._20_padrão" style:display-name="WW-Fonte parág. padrão" style:family="text"/>
    <style:style style:name="WW-Absatz-Standardschriftart111111" style:family="text"/>
    <style:style style:name="Caracteres_20_de_20_Nota_20_de_20_Rodapé" style:display-name="Caracteres de Nota de Rodapé" style:family="text"/>
    <style:style style:name="_20_Caracteres_20_de_20_Nota_20_de_20_Fim" style:display-name=" Caracteres de Nota de Fim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saibamais1" style:family="text">
      <style:text-properties fo:color="#0000ff" fo:font-size="8.5pt" style:font-size-asian="8.5pt"/>
    </style:style>
    <style:style style:name="textoprecoofertadetalhe1" style:family="text">
      <style:text-properties fo:color="#ffff00" fo:font-size="12pt" fo:font-weight="bold" style:font-size-asian="12pt" style:font-weight-asian="bold"/>
    </style:style>
    <style:style style:name="Strong_20_Emphasis" style:display-name="Strong Emphasis" style:family="text">
      <style:text-properties fo:font-weight="bold" style:font-weight-asian="bold"/>
    </style:style>
    <style:style style:name="Emphasis" style:family="text">
      <style:text-properties fo:font-style="italic" style:font-style-asian="italic"/>
    </style:style>
    <style:style style:name="Recuo_20_de_20_corpo_20_de_20_texto_20_2_20_Char" style:display-name="Recuo de corpo de texto 2 Ch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Pré-formatação_20_HTML_20_Char" style:display-name="Pré-formatação HTML Char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Rodapé_20_Char" style:display-name="Rodapé Char" style:family="text">
      <style:text-properties fo:font-size="12pt" style:font-size-asian="12pt"/>
    </style:style>
    <style:style style:name="Cabeçalho_20_Char" style:display-name="Cabeçalho Char" style:family="text">
      <style:text-properties fo:font-size="12pt" style:font-size-asian="12pt"/>
    </style:style>
    <style:style style:name="Corpo_20_de_20_texto_20_2_20_Char" style:display-name="Corpo de texto 2 Char" style:family="text">
      <style:text-properties fo:font-size="12pt" style:font-size-asian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language="en" fo:country="US" style:language-asian="en" style:country-asian="US"/>
    </style:style>
    <style:style style:name="MP2" style:family="paragraph" style:parent-style-name="Standard">
      <style:paragraph-properties>
        <style:tab-stops>
          <style:tab-stop style:position="1.8752in"/>
          <style:tab-stop style:position="3.3839in" style:type="center"/>
        </style:tab-stops>
      </style:paragraph-properties>
      <style:text-properties style:font-name="Ecofont Vera Sans" fo:font-size="9pt" fo:font-weight="bold" style:font-size-asian="9pt" style:font-weight-asian="bold" style:font-name-complex="Ecofont Vera Sans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Ecofont Vera Sans" fo:font-size="9pt" style:font-size-asian="9pt" style:font-name-complex="Ecofont Vera Sans" style:font-size-complex="9pt"/>
    </style:style>
    <style:style style:name="MP4" style:family="paragraph" style:parent-style-name="Header">
      <style:paragraph-properties fo:text-align="center" style:justify-single-word="false"/>
      <style:text-properties style:font-name="Ecofont Vera Sans" fo:font-size="9pt" style:font-size-asian="9pt" style:font-name-complex="Ecofont Vera Sans" style:font-size-complex="9pt"/>
    </style:style>
    <style:style style:name="MP5" style:family="paragraph" style:parent-style-name="Header">
      <style:paragraph-properties fo:text-align="center" style:justify-single-word="false" fo:padding-left="0in" fo:padding-right="0in" fo:padding-top="0in" fo:padding-bottom="0.0138in" fo:border-left="none" fo:border-right="none" fo:border-top="none" fo:border-bottom="0.51pt solid #000000"/>
    </style:style>
    <style:style style:name="MP6" style:family="paragraph" style:parent-style-name="Footer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>
        <style:tab-stops>
          <style:tab-stop style:position="2.9528in" style:type="center"/>
          <style:tab-stop style:position="3.1492in" style:type="center"/>
          <style:tab-stop style:position="5.9055in" style:type="right"/>
          <style:tab-stop style:position="6.2992in" style:type="right"/>
        </style:tab-stops>
      </style:paragraph-properties>
      <style:text-properties style:font-name="Ecofont Vera Sans" fo:font-size="9pt" style:font-size-asian="9pt" style:font-name-complex="Ecofont Vera Sans" style:font-size-complex="9pt"/>
    </style:style>
    <style:style style:name="MP7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000000" fo:border-bottom="none">
        <style:tab-stops>
          <style:tab-stop style:position="2.9528in" style:type="center"/>
          <style:tab-stop style:position="3.1492in" style:type="center"/>
          <style:tab-stop style:position="5.9055in" style:type="right"/>
          <style:tab-stop style:position="6.2992in" style:type="right"/>
        </style:tab-stops>
      </style:paragraph-properties>
      <style:text-properties style:font-name="Arial" fo:font-size="9pt" style:font-size-asian="9pt" style:font-name-complex="Arial" style:font-size-complex="9pt"/>
    </style:style>
    <style:style style:name="MT1" style:family="text">
      <style:text-properties style:font-name="Ecofont Vera Sans" fo:font-size="9pt" style:font-size-asian="9pt" style:font-name-complex="Ecofont Vera Sans" style:font-size-complex="9pt"/>
    </style:style>
    <style:style style:name="MT2" style:family="text">
      <style:text-properties style:font-name="Ecofont Vera Sans" fo:font-size="9pt" fo:font-weight="bold" style:font-size-asian="9pt" style:font-weight-asian="bold" style:font-name-complex="Ecofont Vera Sans" style:font-size-complex="9pt"/>
    </style:style>
    <style:style style:name="Mfr1" style:family="graphic" style:parent-style-name="Graphics">
      <style:graphic-properties fo:margin-left="0in" fo:margin-right="0in" style:vertical-pos="top" style:vertical-rel="baseline" fo:background-color="#ffffff" style:background-transparency="100%" draw:fill="solid" draw:fill-color="#ffffff" draw:opacit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118in" fo:margin-bottom="0.472in" fo:margin-left="0.75in" fo:margin-right="0.75in" fo:background-color="#ffffff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3591in" fo:margin-left="0in" fo:margin-right="0in" fo:margin-bottom="1.3201in" style:dynamic-spacing="true"/>
      </style:header-style>
      <style:footer-style>
        <style:header-footer-properties fo:min-height="0.528in" fo:margin-left="0in" fo:margin-right="0in" fo:margin-top="0.489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width="0.6665in" svg:height="0.5898in" draw:z-index="0"><draw:image xlink:href="Pictures/1000020000000096000000A039DDBDE4F693DCBF.png" xlink:type="simple" xlink:show="embed" xlink:actuate="onLoad"/></draw:frame></text:p>
        <text:p text:style-name="MP2"><text:tab/><text:tab/>MINISTÉRIO DA EDUCAÇÃO</text:p>
        <text:p text:style-name="MP3">SECRETARIA DE EDUCAÇÃO PROFISSIONAL E TECNOLÓGICA</text:p>
        <text:p text:style-name="MP4">INSTITUTO FEDERAL DE EDUCAÇÃO, CIÊNCIA E TECNOLOGIA CATARINENSE</text:p>
        <text:p text:style-name="MP5"><text:span text:style-name="MT1">CÂMPUS BLUMENAU</text:span><text:span text:style-name="MT2"> </text:span></text:p>
      </style:header>
      <style:footer>
        <text:p text:style-name="MP6">Rua Bernardino José de Oliveira, n˚81 – Bandefurt – Blumenau/SC – CEP: 89070-270</text:p>
        <text:p text:style-name="MP7"/>
        <text:p text:style-name="MP7"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COLA AGROTÉCNICA FEDERAL DE CONCORDIA</dc:title>
    <meta:initial-creator>celio</meta:initial-creator>
    <meta:creation-date>2014-03-07T10:28:00</meta:creation-date>
    <dc:date>2018-09-06T11:07:30.312423883</dc:date>
    <meta:editing-cycles>31</meta:editing-cycles>
    <meta:editing-duration>PT42M57S</meta:editing-duration>
    <meta:generator>LibreOffice/5.2.7.2$Linux_X86_64 LibreOffice_project/20m0$Build-2</meta:generator>
    <meta:document-statistic meta:table-count="1" meta:image-count="1" meta:object-count="0" meta:page-count="1" meta:paragraph-count="17" meta:word-count="109" meta:character-count="961" meta:non-whitespace-character-count="843"/>
  </office:meta>
</office:document-meta>
</file>